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bold"/>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normal"/>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bold"/>
    </style:style>
    <style:style style:name="P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normal"/>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9" style:family="paragraph" style:parent-style-name="Text_20_body">
      <style:paragraph-properties fo:margin-left="0cm" fo:margin-right="0cm" fo:margin-top="0cm" fo:margin-bottom="0.265cm" loext:contextual-spacing="false" fo:orphans="2" fo:widows="2" fo:text-indent="0cm" style:auto-text-indent="false"/>
    </style:style>
    <style:style style:name="T1" style:family="text">
      <style:text-properties fo:font-weight="bold"/>
    </style:style>
    <style:style style:name="T2" style:family="text">
      <style:text-properties fo:font-variant="normal" fo:text-transform="none" fo:color="#ec6932" style:text-line-through-style="none" style:text-line-through-type="none" style:font-name="Open Sans" fo:font-size="9.75pt" fo:letter-spacing="normal" fo:font-style="normal" style:text-underline-style="none" fo:font-weight="normal" style:text-blinking="false"/>
    </style:style>
    <style:style style:name="T3" style:family="text">
      <style:text-properties fo:font-variant="normal" fo:text-transform="none" fo:color="#333333" style:font-name="Open Sans" fo:font-size="9.75pt" fo:letter-spacing="normal" fo:font-style="normal" fo:font-weight="bold"/>
    </style:style>
    <style:style style:name="T4" style:family="text">
      <style:text-properties fo:font-variant="normal" fo:text-transform="none" fo:color="#333333" style:font-name="Open Sans" fo:font-size="9.75pt" fo:letter-spacing="normal" fo:font-style="normal" fo:font-weight="normal"/>
    </style:style>
    <style:style style:name="T5" style:family="text">
      <style:text-properties style:font-name="Open Sans" fo:font-size="9.7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yui_3_17_2_1_1638829532992_1267"/><text:bookmark text:name="yui_3_17_2_1_1638829532992_1268"/><text:span text:style-name="T2">1. Worldwide Governance Indicators</text:span></text:p>
      <text:p text:style-name="P8"><text:span text:style-name="T5">The Worldwide Governance Indicators (WGI) are a research dataset summarizing the views on the quality of governance provided by a large number of enterprise, citizen and expert survey respondents in industrial and developing countries. These data are gathered from a number of survey institutes, think tanks, non-governmental organizations, international organizations, and private sector firms.</text:span></text:p>
      <text:p text:style-name="P3"><text:bookmark text:name="yui_3_17_2_1_1638829532992_1270"/>1a. Download data:<text:bookmark text:name="yui_3_17_2_1_1638829532992_1271"/></text:p>
      <text:p text:style-name="P4"><text:bookmark text:name="yui_3_17_2_1_1638829532992_1272"/><text:bookmark text:name="yui_3_17_2_1_1638829532992_1273"/><text:a xlink:type="simple" xlink:href="https://databank.worldbank.org/source/worldwide-governance-indicators" office:target-frame-name="_blank" xlink:show="new" text:style-name="Internet_20_link" text:visited-style-name="Visited_20_Internet_20_Link"><text:span text:style-name="T2">https://databank.worldbank.org/source/worldwide-governance-indicators</text:span></text:a></text:p>
      <text:p text:style-name="P3">1b. Methodology and details:</text:p>
      <text:p text:style-name="P4"><text:a xlink:type="simple" xlink:href="https://info.worldbank.org/governance/wgi/" office:target-frame-name="_blank" xlink:show="new" text:style-name="Internet_20_link" text:visited-style-name="Visited_20_Internet_20_Link"><text:span text:style-name="T2">https://info.worldbank.org/governance/wgi/</text:span></text:a></text:p>
      <text:p text:style-name="P2">2. When ideas have sex | Matt Ridley (with spanish subtibles)</text:p>
      <text:p text:style-name="P3">Part of this video explains in a clear way the advantages of trade</text:p>
      <text:p text:style-name="P4"><text:a xlink:type="simple" xlink:href="https://youtu.be/OLHh9E5ilZ4" office:target-frame-name="_blank" xlink:show="new" text:style-name="Internet_20_link" text:visited-style-name="Visited_20_Internet_20_Link"><text:span text:style-name="T2">https://youtu.be/OLHh9E5ilZ4</text:span></text:a></text:p>
      <text:p text:style-name="P4"><text:span text:style-name="T4">You can also check out the video in this alternative link: </text:span><text:a xlink:type="simple" xlink:href="https://www.ted.com/talks/matt_ridley_when_ideas_have_sex?utm_campaign=tedspread&amp;utm_medium=referral&amp;utm_source=tedcomshare" office:target-frame-name="_blank" xlink:show="new" text:style-name="Internet_20_link" text:visited-style-name="Visited_20_Internet_20_Link"><text:span text:style-name="T2">https://www.ted.com/talks/matt_ridley_when_ideas_have_sex?utm_campaign=tedspread&amp;utm_medium=referral&amp;utm_source=tedcomshare</text:span></text:a></text:p>
      <text:p text:style-name="P2">3. Observatory of Economic Complexity (OEC)</text:p>
      <text:p text:style-name="P3">The Observatory of Economic Complexity (OEC) is an online data visualization and distribution platform focused on the geography and dynamics of economic activities</text:p>
      <text:p text:style-name="P4"><text:a xlink:type="simple" xlink:href="https://oec.world/" office:target-frame-name="_blank" xlink:show="new" text:style-name="Internet_20_link" text:visited-style-name="Visited_20_Internet_20_Link"><text:span text:style-name="T2">https://oec.world/</text:span></text:a></text:p>
      <text:p text:style-name="P3">For a glimpse about the platform checkout</text:p>
      <text:p text:style-name="P4"><text:a xlink:type="simple" xlink:href="https://youtu.be/Ssq0ic1821M" office:target-frame-name="_blank" xlink:show="new" text:style-name="Internet_20_link" text:visited-style-name="Visited_20_Internet_20_Link"><text:span text:style-name="T2">https://youtu.be/Ssq0ic1821M</text:span></text:a></text:p>
      <text:p text:style-name="P2">4. Observatorio Fiscal - Pontifica Universidad Javeriana | Guías ciudadanas</text:p>
      <text:p text:style-name="P3">In this link you can check out publications that explain public finances of Colombia in a user friendly way</text:p>
      <text:p text:style-name="P4"><text:a xlink:type="simple" xlink:href="https://www.ofiscal.org/publicaciones" office:target-frame-name="_blank" xlink:show="new" text:style-name="Internet_20_link" text:visited-style-name="Visited_20_Internet_20_Link"><text:span text:style-name="T2">https://www.ofiscal.org/publicaciones</text:span></text:a><text:span text:style-name="T4"> &gt; guías ciudadanas </text:span></text:p>
      <text:p text:style-name="P4"><text:span text:style-name="T3">5. </text:span><text:bookmark text:name="_ctl0__ctl0_cphCentre_ContentPlaceHolder1__ctl4_lblWelcomeHeading"/><text:span text:style-name="T3">OECD.Stat |</text:span><text:span text:style-name="Strong_20_Emphasis"><text:span text:style-name="T3">Global Revenue Statistics Database</text:span></text:span></text:p>
      <text:p text:style-name="P4"><text:span text:style-name="T4">Statistics on tax revenue are the foundation for analysis of tax and customs policies. Comparable and reliable statistics are critical to undertake such analysis and to develop better tax policies. The </text:span><text:span text:style-name="Strong_20_Emphasis"><text:span text:style-name="T3">Global Revenue Statistics Database</text:span></text:span><text:span text:style-name="T4"> is a major step forward in providing comparable and reliable tax revenue data for a large number of countries from all regions of the world.</text:span></text:p>
      <text:p text:style-name="P4"><text:a xlink:type="simple" xlink:href="https://stats.oecd.org/" office:target-frame-name="_blank" xlink:show="new" text:style-name="Internet_20_link" text:visited-style-name="Visited_20_Internet_20_Link"><text:span text:style-name="T2">https://stats.oecd.org/</text:span></text:a><text:span text:style-name="T4"> &gt; Data by theme &gt; Public Sector, Taxation and Market Regulation &gt; Taxation &gt; Global Revenue Statistics Database &gt; Global Revenue Statistics Database</text:span></text:p>
      <text:p text:style-name="P1"><text:span text:style-name="T2"/></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12-06T17:26:16.113481858</dc:date>
    <meta:editing-duration>PT41M56S</meta:editing-duration>
    <meta:editing-cycles>19</meta:editing-cycles>
    <meta:generator>LibreOffice/6.4.7.2$Linux_X86_64 LibreOffice_project/40$Build-2</meta:generator>
    <meta:document-statistic meta:table-count="0" meta:image-count="0" meta:object-count="0" meta:page-count="1" meta:paragraph-count="21" meta:word-count="265" meta:character-count="2052" meta:non-whitespace-character-count="1807"/>
  </office:meta>
</office:document-meta>
</file>